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ESP8266WiFi.h&gt;</text:p>
      <text:p text:style-name="Standard">#include &lt;PubSubClient.h&gt;</text:p>
      <text:p text:style-name="Standard">#include &lt;TinyGPS++.h&gt;</text:p>
      <text:p text:style-name="Standard">#include &lt;SoftwareSerial.h&gt;</text:p>
      <text:p text:style-name="Standard"/>
      <text:p text:style-name="Standard">SoftwareSerial GPS_SoftSerial(4, 3);</text:p>
      <text:p text:style-name="Standard"/>
      <text:p text:style-name="Standard"/>
      <text:p text:style-name="Standard">const int rxPin = D7; <text:s/></text:p>
      <text:p text:style-name="Standard">const int txPin = D8;</text:p>
      <text:p text:style-name="Standard"/>
      <text:p text:style-name="Standard">SoftwareSerial mySerial(rxPin, txPin);</text:p>
      <text:p text:style-name="Standard"/>
      <text:p text:style-name="Standard"/>
      <text:p text:style-name="Standard">TinyGPSPlus gps; <text:s text:c="2"/></text:p>
      <text:p text:style-name="Standard"/>
      <text:p text:style-name="Standard">volatile float minutes, seconds;</text:p>
      <text:p text:style-name="Standard">volatile int degree, secs, mins;</text:p>
      <text:p text:style-name="Standard"/>
      <text:p text:style-name="Standard">// Update these with values suitable for your network.</text:p>
      <text:p text:style-name="Standard"/>
      <text:p text:style-name="Standard">const char* ssid = "Connect me";</text:p>
      <text:p text:style-name="Standard">const char* password = "connected123";</text:p>
      <text:p text:style-name="Standard">const char* mqtt_server = "test.mosquitto.org"; //"5.196.95.208"; <text:s/>// test.mosquitto.org</text:p>
      <text:p text:style-name="Standard"/>
      <text:p text:style-name="Standard">WiFiClient espClient;</text:p>
      <text:p text:style-name="Standard">PubSubClient client(espClient);</text:p>
      <text:p text:style-name="Standard">unsigned long lastMsg = 0;</text:p>
      <text:p text:style-name="Standard">#define MSG_BUFFER_SIZE<text:tab/>(500)</text:p>
      <text:p text:style-name="Standard">char msg[MSG_BUFFER_SIZE];</text:p>
      <text:p text:style-name="Standard">char msg2[MSG_BUFFER_SIZE];</text:p>
      <text:p text:style-name="Standard"/>
      <text:p text:style-name="Standard">int value = 0;</text:p>
      <text:p text:style-name="Standard"/>
      <text:p text:style-name="Standard">void setup_wifi() {</text:p>
      <text:p text:style-name="Standard"/>
      <text:p text:style-name="Standard"><text:s text:c="2"/>delay(10);</text:p>
      <text:p text:style-name="Standard"><text:s text:c="2"/>// We start by connecting to a WiFi network</text:p>
      <text:p text:style-name="Standard"><text:s text:c="2"/>Serial.println();</text:p>
      <text:p text:style-name="Standard"><text:s text:c="2"/>Serial.print("Connecting to ");</text:p>
      <text:p text:style-name="Standard"><text:s text:c="2"/>Serial.println(ssid);</text:p>
      <text:p text:style-name="Standard"/>
      <text:p text:style-name="Standard"><text:s text:c="2"/>WiFi.mode(WIFI_STA);</text:p>
      <text:p text:style-name="Standard"><text:s text:c="2"/>WiFi.begin(ssid, password);</text:p>
      <text:p text:style-name="Standard"/>
      <text:p text:style-name="Standard"><text:s text:c="2"/>while (WiFi.status() != WL_CONNECTED) {</text:p>
      <text:p text:style-name="Standard"><text:s text:c="4"/>delay(500);</text:p>
      <text:p text:style-name="Standard"><text:s text:c="4"/>Serial.print(".");</text:p>
      <text:p text:style-name="Standard"><text:s text:c="2"/>}</text:p>
      <text:p text:style-name="Standard"/>
      <text:p text:style-name="Standard"><text:s text:c="2"/>randomSeed(micros());</text:p>
      <text:p text:style-name="Standard"/>
      <text:p text:style-name="Standard"><text:soft-page-break/><text:s text:c="2"/>Serial.println("");</text:p>
      <text:p text:style-name="Standard"><text:s text:c="2"/>Serial.println("WiFi connected");</text:p>
      <text:p text:style-name="Standard"><text:s text:c="2"/>Serial.println("IP address: ");</text:p>
      <text:p text:style-name="Standard"><text:s text:c="2"/>Serial.println(WiFi.localIP());</text:p>
      <text:p text:style-name="Standard">}</text:p>
      <text:p text:style-name="Standard"/>
      <text:p text:style-name="Standard"/>
      <text:p text:style-name="Standard">void reconnect() {</text:p>
      <text:p text:style-name="Standard"><text:s text:c="2"/>// Loop until we're reconnected</text:p>
      <text:p text:style-name="Standard"><text:s text:c="2"/>while (!client.connected()) {</text:p>
      <text:p text:style-name="Standard"><text:s text:c="4"/>Serial.print("Attempting MQTT connection...");</text:p>
      <text:p text:style-name="Standard"><text:s text:c="4"/>// Create a random client ID</text:p>
      <text:p text:style-name="Standard"><text:s text:c="4"/>String clientId = "ESP8266Client-";</text:p>
      <text:p text:style-name="Standard"><text:s text:c="4"/>clientId += String(random(0xffff), HEX);</text:p>
      <text:p text:style-name="Standard"><text:s text:c="4"/>// Attempt to connect</text:p>
      <text:p text:style-name="Standard"><text:s text:c="4"/>if (client.connect(clientId.c_str())) {</text:p>
      <text:p text:style-name="Standard"><text:s text:c="6"/>Serial.println("connected");</text:p>
      <text:p text:style-name="Standard"><text:s text:c="6"/>// Once connected, publish an announcement...</text:p>
      <text:p text:style-name="Standard"><text:s text:c="6"/>client.publish("device/temp", "MQTT Server is Connected");</text:p>
      <text:p text:style-name="Standard"><text:s text:c="6"/>// ... and resubscribe</text:p>
      <text:p text:style-name="Standard"><text:s text:c="6"/>client.subscribe("device/led");</text:p>
      <text:p text:style-name="Standard"><text:s text:c="4"/>} else {</text:p>
      <text:p text:style-name="Standard"><text:s text:c="6"/>Serial.print("failed, rc=");</text:p>
      <text:p text:style-name="Standard"><text:s text:c="6"/>Serial.print(client.state());</text:p>
      <text:p text:style-name="Standard"><text:s text:c="6"/>Serial.println(" try again in 5 seconds");</text:p>
      <text:p text:style-name="Standard"><text:s text:c="6"/>// Wait 5 seconds before retrying</text:p>
      <text:p text:style-name="Standard"><text:s text:c="6"/>delay(5000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void setup() {</text:p>
      <text:p text:style-name="Standard"><text:s text:c="2"/>Serial.begin(9600); <text:s text:c="2"/>/* Define baud rate for serial communication */</text:p>
      <text:p text:style-name="Standard"><text:s text:c="2"/>GPS_SoftSerial.begin(9600); /* Define baud rate for software serial communication */</text:p>
      <text:p text:style-name="Standard"><text:s text:c="2"/>mySerial.begin(9600);</text:p>
      <text:p text:style-name="Standard"><text:s text:c="2"/>setup_wifi();</text:p>
      <text:p text:style-name="Standard"><text:s text:c="2"/>client.setServer(mqtt_server, 1883);</text:p>
      <text:p text:style-name="Standard"><text:s text:c="2"/>Serial.println("NodeMCU Ready");</text:p>
      <text:p text:style-name="Standard">}</text:p>
      <text:p text:style-name="Standard"/>
      <text:p text:style-name="Standard">void loop() {</text:p>
      <text:p text:style-name="Standard"/>
      <text:p text:style-name="Standard"><text:s text:c="2"/>if (!client.connected()) {</text:p>
      <text:p text:style-name="Standard"><text:s text:c="4"/>reconnect();</text:p>
      <text:p text:style-name="Standard"><text:s text:c="2"/>}</text:p>
      <text:p text:style-name="Standard"><text:s text:c="2"/>client.loop();</text:p>
      <text:p text:style-name="Standard"/>
      <text:p text:style-name="Standard"><text:s text:c="2"/>smartDelay(1000); <text:s text:c="4"/>/* Generate precise delay of 1ms */</text:p>
      <text:p text:style-name="Standard"><text:s text:c="2"/>unsigned long start;</text:p>
      <text:p text:style-name="Standard"><text:s text:c="2"/>double lat_val, lng_val, alt_m_val;</text:p>
      <text:p text:style-name="Standard"><text:s text:c="2"/>uint8_t hr_val, min_val, sec_val;</text:p>
      <text:p text:style-name="Standard"><text:s text:c="2"/>bool loc_valid, alt_valid, time_valid;</text:p>
      <text:p text:style-name="Standard"><text:soft-page-break/><text:s text:c="2"/>lat_val = gps.location.lat(); <text:s text:c="4"/>/* Get latitude data */</text:p>
      <text:p text:style-name="Standard"><text:s text:c="2"/>loc_valid = gps.location.isValid(); <text:s text:c="4"/>/* Check if valid location data is available */</text:p>
      <text:p text:style-name="Standard"><text:s text:c="2"/>lng_val = gps.location.lng(); <text:s text:c="4"/>/* Get longtitude data */</text:p>
      <text:p text:style-name="Standard"><text:s text:c="2"/>alt_m_val = gps.altitude.meters(); <text:s text:c="5"/>/* Get altitude data in meters */</text:p>
      <text:p text:style-name="Standard"><text:s text:c="2"/>alt_valid = gps.altitude.isValid(); <text:s text:c="4"/>/* Check if valid altitude data is available */</text:p>
      <text:p text:style-name="Standard"><text:s text:c="2"/>hr_val = gps.time.hour(); <text:s text:c="2"/>/* Get hour */</text:p>
      <text:p text:style-name="Standard"><text:s text:c="2"/>min_val = gps.time.minute(); <text:s text:c="5"/>/* Get minutes */</text:p>
      <text:p text:style-name="Standard"><text:s text:c="2"/>sec_val = gps.time.second(); <text:s text:c="5"/>/* Get seconds */</text:p>
      <text:p text:style-name="Standard"><text:s text:c="2"/>time_valid = gps.time.isValid(); <text:s/>/* Check if valid time data is available */</text:p>
      <text:p text:style-name="Standard"><text:s text:c="2"/>if (!loc_valid)</text:p>
      <text:p text:style-name="Standard"><text:s text:c="4"/>{ <text:s text:c="8"/></text:p>
      <text:p text:style-name="Standard"><text:s text:c="6"/>Serial.print("Latitude : ");</text:p>
      <text:p text:style-name="Standard"><text:s text:c="6"/>Serial.println("*****");</text:p>
      <text:p text:style-name="Standard"><text:s text:c="6"/>Serial.print("Longitude : ");</text:p>
      <text:p text:style-name="Standard"><text:s text:c="6"/>Serial.println("*****");</text:p>
      <text:p text:style-name="Standard"><text:s text:c="4"/>}</text:p>
      <text:p text:style-name="Standard"><text:s text:c="4"/>else</text:p>
      <text:p text:style-name="Standard"><text:s text:c="6"/>{</text:p>
      <text:p text:style-name="Standard"><text:s text:c="8"/>DegMinSec(lat_val);</text:p>
      <text:p text:style-name="Standard"><text:s text:c="8"/>Serial.print("Latitude in Decimal Degrees : ");</text:p>
      <text:p text:style-name="Standard"><text:s text:c="8"/>Serial.println(lat_val, 6);</text:p>
      <text:p text:style-name="Standard"><text:s text:c="8"/>Serial.print("Latitude in Degrees Minutes Seconds : ");</text:p>
      <text:p text:style-name="Standard"><text:s text:c="8"/>Serial.print(degree);</text:p>
      <text:p text:style-name="Standard"><text:s text:c="8"/>Serial.print("\t");</text:p>
      <text:p text:style-name="Standard"><text:s text:c="8"/>Serial.print(mins);</text:p>
      <text:p text:style-name="Standard"><text:s text:c="8"/>Serial.print("\t");</text:p>
      <text:p text:style-name="Standard"><text:s text:c="8"/>Serial.println(secs);</text:p>
      <text:p text:style-name="Standard"><text:s text:c="8"/>DegMinSec(lng_val); /* Convert the decimal degree value into degrees minutes seconds form */</text:p>
      <text:p text:style-name="Standard"><text:s text:c="8"/>Serial.print("Longitude in Decimal Degrees : ");</text:p>
      <text:p text:style-name="Standard"><text:s text:c="8"/>Serial.println(lng_val, 6);</text:p>
      <text:p text:style-name="Standard"><text:s text:c="8"/>Serial.print("Longitude in Degrees Minutes Seconds : ");</text:p>
      <text:p text:style-name="Standard"><text:s text:c="8"/>Serial.print(degree);</text:p>
      <text:p text:style-name="Standard"><text:s text:c="8"/>Serial.print("\t");</text:p>
      <text:p text:style-name="Standard"><text:s text:c="8"/>Serial.print(mins);</text:p>
      <text:p text:style-name="Standard"><text:s text:c="8"/>Serial.print("\t");</text:p>
      <text:p text:style-name="Standard"><text:s text:c="8"/>Serial.println(secs);</text:p>
      <text:p text:style-name="Standard"><text:s text:c="6"/>}</text:p>
      <text:p text:style-name="Standard"><text:s text:c="6"/>if (!alt_valid)</text:p>
      <text:p text:style-name="Standard"><text:s text:c="6"/>{</text:p>
      <text:p text:style-name="Standard"><text:s text:c="8"/>Serial.print("Altitude : ");</text:p>
      <text:p text:style-name="Standard"><text:s text:c="8"/>Serial.println("*****");</text:p>
      <text:p text:style-name="Standard"><text:s text:c="6"/>}</text:p>
      <text:p text:style-name="Standard"><text:s text:c="6"/>else</text:p>
      <text:p text:style-name="Standard"><text:s text:c="6"/>{</text:p>
      <text:p text:style-name="Standard"><text:s text:c="8"/>Serial.print("Altitude : ");</text:p>
      <text:p text:style-name="Standard"><text:s text:c="8"/>Serial.println(alt_m_val, 6); <text:s text:c="2"/></text:p>
      <text:p text:style-name="Standard"><text:s text:c="6"/>}</text:p>
      <text:p text:style-name="Standard"><text:s text:c="6"/>if (!time_valid)</text:p>
      <text:p text:style-name="Standard"><text:s text:c="6"/>{</text:p>
      <text:p text:style-name="Standard"><text:s text:c="8"/>Serial.print("Time : ");</text:p>
      <text:p text:style-name="Standard"><text:s text:c="8"/>Serial.println("*****");</text:p>
      <text:p text:style-name="Standard"><text:soft-page-break/><text:s text:c="6"/>}</text:p>
      <text:p text:style-name="Standard"><text:s text:c="6"/>else</text:p>
      <text:p text:style-name="Standard"><text:s text:c="6"/>{</text:p>
      <text:p text:style-name="Standard"><text:s text:c="8"/>char time_string[32];</text:p>
      <text:p text:style-name="Standard"><text:s text:c="8"/>sprintf(time_string, "Time : %02d/%02d/%02d \n", hr_val, min_val, sec_val);</text:p>
      <text:p text:style-name="Standard"><text:s text:c="8"/>Serial.print(time_string); <text:s text:c="2"/></text:p>
      <text:p text:style-name="Standard"><text:s text:c="6"/>}</text:p>
      <text:p text:style-name="Standard"/>
      <text:p text:style-name="Standard"><text:s text:c="2"/>unsigned long now = millis();</text:p>
      <text:p text:style-name="Standard"><text:s text:c="2"/>if (now - lastMsg &gt; 2000) {</text:p>
      <text:p text:style-name="Standard"><text:s text:c="4"/>lastMsg = now;</text:p>
      <text:p text:style-name="Standard"><text:s text:c="3"/>// value = analogRead(A0)*0.32;</text:p>
      <text:p text:style-name="Standard"/>
      <text:p text:style-name="Standard"><text:s text:c="3"/>if (mySerial.available()) {</text:p>
      <text:p text:style-name="Standard"><text:s text:c="8"/>snprintf (msg, MSG_BUFFER_SIZE, "Latitude in Decimal Degrees : %lf ; Longitude in Decimal Degrees : %lf", lat_val, lng_val);</text:p>
      <text:p text:style-name="Standard"><text:s text:c="4"/>//snprintf (msg2, MSG_BUFFER_SIZE, "Longitude in Decimal Degrees : %lf", lng_val);</text:p>
      <text:p text:style-name="Standard"/>
      <text:p text:style-name="Standard"><text:s text:c="3"/>// Serial.print("Publish message: ");</text:p>
      <text:p text:style-name="Standard"><text:s text:c="3"/>// Serial.println(msg);</text:p>
      <text:p text:style-name="Standard"><text:s text:c="4"/>client.publish("device/temp", msg);</text:p>
      <text:p text:style-name="Standard"><text:s text:c="4"/>}</text:p>
      <text:p text:style-name="Standard"><text:s text:c="2"/>// <text:s text:c="2"/>snprintf (msg, MSG_BUFFER_SIZE, "Latitude in Decimal Degrees : %lf ; Longitude in Decimal Degrees : %lf", lat_val, lng_val);</text:p>
      <text:p text:style-name="Standard"><text:s text:c="2"/>// <text:s text:c="2"/>//snprintf (msg2, MSG_BUFFER_SIZE, "Longitude in Decimal Degrees : %lf", lng_val);</text:p>
      <text:p text:style-name="Standard"/>
      <text:p text:style-name="Standard"><text:s text:c="2"/>// <text:s/>// Serial.print("Publish message: ");</text:p>
      <text:p text:style-name="Standard"><text:s text:c="2"/>// <text:s/>// Serial.println(msg);</text:p>
      <text:p text:style-name="Standard"><text:s text:c="2"/>// <text:s text:c="2"/>client.publish("device/temp", msg);</text:p>
      <text:p text:style-name="Standard"><text:s text:c="2"/>// <text:s/>client.publish("device/temp", msg);</text:p>
      <text:p text:style-name="Standard"/>
      <text:p text:style-name="Standard"><text:s text:c="4"/>//client.publish("device/temp", lng_val);</text:p>
      <text:p text:style-name="Standard"><text:s text:c="2"/>}</text:p>
      <text:p text:style-name="Standard">}</text:p>
      <text:p text:style-name="Standard"/>
      <text:p text:style-name="Standard">static void smartDelay(unsigned long ms)</text:p>
      <text:p text:style-name="Standard">{</text:p>
      <text:p text:style-name="Standard"><text:s text:c="2"/>unsigned long start = millis();</text:p>
      <text:p text:style-name="Standard"><text:s text:c="2"/>do </text:p>
      <text:p text:style-name="Standard"><text:s text:c="2"/>{</text:p>
      <text:p text:style-name="Standard"><text:s text:c="4"/>while (GPS_SoftSerial.available()) <text:s text:c="3"/>/* Encode data read from GPS while data is available on serial port */</text:p>
      <text:p text:style-name="Standard"><text:s text:c="5"/>gps.encode(GPS_SoftSerial.read());</text:p>
      <text:p text:style-name="Standard">/* Encode basically is used to parse the string received by the GPS and to store it in a buffer so that information can be extracted from it */</text:p>
      <text:p text:style-name="Standard"><text:s text:c="2"/>} while (millis() - start &lt; ms);</text:p>
      <text:p text:style-name="Standard">}</text:p>
      <text:p text:style-name="Standard"/>
      <text:p text:style-name="Standard">void DegMinSec( double tot_val) <text:s text:c="10"/>/* Convert data in decimal degrees into degrees minutes seconds form */</text:p>
      <text:p text:style-name="Standard">{ </text:p>
      <text:p text:style-name="Standard"><text:s text:c="2"/>degree = (int)tot_val;</text:p>
      <text:p text:style-name="Standard"><text:soft-page-break/><text:s text:c="2"/>minutes = tot_val - degree;</text:p>
      <text:p text:style-name="Standard"><text:s text:c="2"/>seconds = 60 * minutes;</text:p>
      <text:p text:style-name="Standard"><text:s text:c="2"/>minutes = (int)seconds;</text:p>
      <text:p text:style-name="Standard"><text:s text:c="2"/>mins = (int)minutes;</text:p>
      <text:p text:style-name="Standard"><text:s text:c="2"/>seconds = seconds - minutes;</text:p>
      <text:p text:style-name="Standard"><text:s text:c="2"/>seconds = 60 * seconds;</text:p>
      <text:p text:style-name="Standard"><text:s text:c="2"/>secs = (int)seconds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8:05:05.155113900</meta:creation-date>
    <dc:date>2025-02-06T18:05:42.650959584</dc:date>
    <meta:editing-duration>PT39S</meta:editing-duration>
    <meta:editing-cycles>1</meta:editing-cycles>
    <meta:document-statistic meta:table-count="0" meta:image-count="0" meta:object-count="0" meta:page-count="5" meta:paragraph-count="180" meta:word-count="670" meta:character-count="5990" meta:non-whitespace-character-count="4802"/>
    <meta:generator>LibreOffice/7.3.7.2$Linux_X86_64 LibreOffice_project/30$Build-2</meta:generator>
  </office:meta>
</office:document-meta>
</file>